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nux Biolinum G1" svg:font-family="'Linux Biolinum G'" style:font-adornments="Regular" style:font-pitch="variable"/>
    <style:font-face style:name="Calibri1" svg:font-family="Calibri" style:font-family-generic="roman" style:font-pitch="variable"/>
    <style:font-face style:name="Calibri2" svg:font-family="Calibri" style:font-adornments="Bold" style:font-family-generic="roman" style:font-pitch="variable"/>
    <style:font-face style:name="Calibri4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nux Biolinum G2" svg:font-family="'Linux Biolinum G'" style:font-adornments="Regular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adornments="Bold" style:font-family-generic="swiss" style:font-pitch="variable"/>
    <style:font-face style:name="Calibri3" svg:font-family="Calibri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5.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subtitle">
      <style:graphic-properties draw:fill-color="#ffffff" fo:min-height="12.1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T1" style:family="text">
      <style:text-properties style:text-outline="true" fo:font-style="normal" fo:font-weight="bold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5cm" svg:height="5.5cm" svg:x="1.5cm" svg:y="5cm" presentation:class="subtitle" presentation:user-transformed="true">
          <draw:text-box>
            <text:p>Week Eight Project;<text:line-break/>A Day Out At The Zoo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Meet the Team!</text:p>
          </draw:text-box>
        </draw:frame>
        <draw:frame presentation:style-name="pr4" draw:text-style-name="P2" draw:layer="layout" svg:width="25.199cm" svg:height="9.134cm" svg:x="1.374cm" svg:y="3.685cm" presentation:class="outline" presentation:user-transformed="true">
          <draw:text-box>
            <text:list text:style-name="L2">
              <text:list-item>
                <text:p>Design: Elias Sadek</text:p>
              </text:list-item>
              <text:list-item>
                <text:p>SCRUM Master: Elias Sadek</text:p>
              </text:list-item>
              <text:list-item>
                <text:p>Software Development: Elias Sadek</text:p>
              </text:list-item>
              <text:list-item>
                <text:p>Testing: Elias Sadek</text:p>
              </text:list-item>
              <text:list-item>
                <text:p>Voice Acting: Elias Sadek</text:p>
              </text:list-item>
              <text:list-item>
                <text:p>Web Design: Elias Sadek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QA Journey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What I’ve learnt:</text:p>
              </text:list-item>
              <text:list-item>
                <text:p text:style-name="P2">JavaScript – Front end scripting</text:p>
              </text:list-item>
              <text:list-item>
                <text:p text:style-name="P2">HTML5 and CSS – Front end <text:span text:style-name="T1">style</text:span></text:p>
              </text:list-item>
              <text:list-item>
                <text:p text:style-name="P2">Mockito – Used with unit testing</text:p>
              </text:list-item>
              <text:list-item>
                <text:p text:style-name="P2">SpringBoot – Used to integrate Java and JavaScrip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Testing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Coverage: 85.2% at time of writing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print Review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What was done during sprint?</text:p>
              </text:list-item>
              <text:list-item>
                <text:p text:style-name="P2">Sprint backlog as of now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print Retrospectiv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Time management</text:p>
              </text:list-item>
              <text:list-item>
                <text:p text:style-name="P2">Ask for hel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Conclusion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5" draw:text-style-name="P1" draw:layer="layout" svg:width="25.199cm" svg:height="12.19cm" svg:x="1.301cm" svg:y="1.5cm" presentation:class="subtitle" presentation:user-transformed="true">
          <draw:text-box>
            <text:p>[Your questions here]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nux Biolinum G1" svg:font-family="'Linux Biolinum G'" style:font-adornments="Regular" style:font-pitch="variable"/>
    <style:font-face style:name="Calibri1" svg:font-family="Calibri" style:font-family-generic="roman" style:font-pitch="variable"/>
    <style:font-face style:name="Calibri2" svg:font-family="Calibri" style:font-adornments="Bold" style:font-family-generic="roman" style:font-pitch="variable"/>
    <style:font-face style:name="Calibri4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nux Biolinum G2" svg:font-family="'Linux Biolinum G'" style:font-adornments="Regular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adornments="Bold" style:font-family-generic="swiss" style:font-pitch="variable"/>
    <style:font-face style:name="Calibri3" svg:font-family="Calibri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Spotted_20_Gray" draw:display-name="Spotted Gray" draw:style="radial" draw:cx="50%" draw:cy="50%" draw:start-color="#b2b2b2" draw:end-color="#eeeeee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gradient" draw:fill-gradient-name="Spotted_20_Gray" draw:gradient-step-count="0"/>
      <style:text-properties style:letter-kerning="true"/>
    </style:style>
    <style:style style:name="Default-backgroundobjects" style:family="presentation">
      <style:graphic-properties draw:fill="solid" draw:fill-color="#999999"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Calibri" fo:font-family="Calibri" style:font-style-name="Bold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color="#dddddd" draw:textarea-vertical-align="middle" draw:shadow="hidden" draw:shadow-color="#000000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nux Biolinum G1" fo:font-family="'Linux Biolinum G'" style:font-style-name="Regular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Calibri3" fo:font-family="Calibri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Spotted_20_Gray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8T10:05:39.722000000</meta:creation-date>
    <dc:date>2022-06-05T23:05:00.234000000</dc:date>
    <meta:editing-duration>PT10H40M2S</meta:editing-duration>
    <meta:editing-cycles>7</meta:editing-cycles>
    <meta:generator>LibreOffice/7.0.2.2$Windows_X86_64 LibreOffice_project/8349ace3c3162073abd90d81fd06dcfb6b36b994</meta:generator>
    <meta:document-statistic meta:object-count="50"/>
  </office:meta>
</office:document-meta>
</file>